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KLUG" fo:language="en" fo:country="US" style:text-underline-style="none" fo:font-weight="bold" officeooo:rsid="0013700a" officeooo:paragraph-rsid="0013700a" style:font-weight-asian="bold" style:font-weight-complex="bold"/>
    </style:style>
    <style:style style:name="P2" style:family="paragraph" style:parent-style-name="Standard">
      <style:paragraph-properties fo:text-align="center" style:justify-single-word="false"/>
      <style:text-properties style:font-name="LKLUG" fo:language="en" fo:country="US" style:text-underline-style="none" fo:font-weight="bold" officeooo:rsid="001712a0" officeooo:paragraph-rsid="001712a0" style:font-weight-asian="bold" style:font-weight-complex="bold"/>
    </style:style>
    <style:style style:name="P3" style:family="paragraph" style:parent-style-name="Standard">
      <style:paragraph-properties fo:text-align="center" style:justify-single-word="false"/>
      <style:text-properties style:font-name="LKLUG" fo:language="en" fo:country="US" style:text-underline-style="none" fo:font-weight="bold" officeooo:rsid="001bf0bd" officeooo:paragraph-rsid="001bf0bd" style:font-weight-asian="bold" style:font-weight-complex="bold"/>
    </style:style>
    <style:style style:name="P4" style:family="paragraph" style:parent-style-name="Standard">
      <style:paragraph-properties fo:text-align="center" style:justify-single-word="false"/>
      <style:text-properties style:font-name="LKLUG" fo:language="en" fo:country="US" style:text-underline-style="none" fo:font-weight="bold" officeooo:rsid="001e0766" officeooo:paragraph-rsid="001e0766" style:font-weight-asian="bold" style:font-weight-complex="bold"/>
    </style:style>
    <style:style style:name="P5" style:family="paragraph" style:parent-style-name="Standard">
      <style:paragraph-properties fo:text-align="center" style:justify-single-word="false"/>
      <style:text-properties style:font-name="LKLUG" fo:language="en" fo:country="US" style:text-underline-style="none" fo:font-weight="bold" officeooo:rsid="001e7900" officeooo:paragraph-rsid="001e7900" style:font-weight-asian="bold" style:font-weight-complex="bold"/>
    </style:style>
    <style:style style:name="P6" style:family="paragraph" style:parent-style-name="Standard">
      <style:paragraph-properties fo:text-align="justify" style:justify-single-word="false"/>
      <style:text-properties style:font-name="LKLUG" fo:language="en" fo:country="US" style:text-underline-style="none" fo:font-weight="normal" officeooo:rsid="00159442" officeooo:paragraph-rsid="00159442" style:font-weight-asian="normal" style:font-weight-complex="normal"/>
    </style:style>
    <style:style style:name="P7" style:family="paragraph" style:parent-style-name="Standard">
      <style:paragraph-properties fo:text-align="justify" style:justify-single-word="false"/>
      <style:text-properties style:font-name="LKLUG" fo:language="en" fo:country="US" style:text-underline-style="none" fo:font-weight="normal" officeooo:rsid="001712a0" officeooo:paragraph-rsid="001712a0" style:font-weight-asian="normal" style:font-weight-complex="normal"/>
    </style:style>
    <style:style style:name="P8" style:family="paragraph" style:parent-style-name="Standard">
      <style:paragraph-properties fo:text-align="justify" style:justify-single-word="false"/>
      <style:text-properties style:font-name="LKLUG" fo:language="en" fo:country="US" style:text-underline-style="none" fo:font-weight="normal" officeooo:rsid="001cbb37" officeooo:paragraph-rsid="001cbb37" style:font-weight-asian="normal" style:font-weight-complex="normal"/>
    </style:style>
    <style:style style:name="P9" style:family="paragraph" style:parent-style-name="Standard">
      <style:paragraph-properties fo:text-align="justify" style:justify-single-word="false"/>
      <style:text-properties style:font-name="LKLUG" fo:language="en" fo:country="US" style:text-underline-style="none" fo:font-weight="normal" officeooo:rsid="001e0766" officeooo:paragraph-rsid="001e0766" style:font-weight-asian="normal" style:font-weight-complex="normal"/>
    </style:style>
    <style:style style:name="P10" style:family="paragraph" style:parent-style-name="Standard">
      <style:paragraph-properties fo:text-align="justify" style:justify-single-word="false"/>
      <style:text-properties style:font-name="LKLUG" fo:language="en" fo:country="US" style:text-underline-style="none" fo:font-weight="normal" officeooo:rsid="001e7900" officeooo:paragraph-rsid="001e7900" style:font-weight-asian="normal" style:font-weight-complex="normal"/>
    </style:style>
    <style:style style:name="P11" style:family="paragraph" style:parent-style-name="Standard">
      <style:paragraph-properties fo:text-align="justify" style:justify-single-word="false"/>
      <style:text-properties style:font-name="LKLUG" fo:language="en" fo:country="US" style:text-underline-style="none" fo:font-weight="normal" officeooo:rsid="00226459" officeooo:paragraph-rsid="00226459" style:font-weight-asian="normal" style:font-weight-complex="normal"/>
    </style:style>
    <style:style style:name="P12"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cb3b6" style:font-weight-asian="normal" style:font-weight-complex="normal"/>
    </style:style>
    <style:style style:name="P13"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ae5eb" style:font-weight-asian="normal" style:font-weight-complex="normal"/>
    </style:style>
    <style:style style:name="P14" style:family="paragraph" style:parent-style-name="Standard">
      <style:paragraph-properties fo:text-align="justify" style:justify-single-word="false"/>
      <style:text-properties style:font-name="LKLUG" fo:language="en" fo:country="US" style:text-underline-style="none" fo:font-weight="normal" officeooo:rsid="002ecddd" officeooo:paragraph-rsid="002ecddd" style:font-weight-asian="normal" style:font-weight-complex="normal"/>
    </style:style>
    <style:style style:name="P15" style:family="paragraph" style:parent-style-name="Standard">
      <style:paragraph-properties fo:text-align="justify" style:justify-single-word="false"/>
      <style:text-properties style:font-name="LKLUG" fo:language="en" fo:country="US" style:text-underline-style="none" fo:font-weight="normal" officeooo:rsid="0025cbef" officeooo:paragraph-rsid="0025cbef" style:font-weight-asian="normal" style:font-weight-complex="normal"/>
    </style:style>
    <style:style style:name="P16" style:family="paragraph" style:parent-style-name="Standard">
      <style:paragraph-properties fo:text-align="justify" style:justify-single-word="false"/>
      <style:text-properties style:font-name="LKLUG" fo:language="en" fo:country="US" style:text-underline-style="none" fo:font-weight="normal" officeooo:rsid="002fdb42" officeooo:paragraph-rsid="002fdb42" style:font-weight-asian="normal" style:font-weight-complex="normal"/>
    </style:style>
    <style:style style:name="P17" style:family="paragraph" style:parent-style-name="Standard">
      <style:paragraph-properties fo:text-align="justify" style:justify-single-word="false"/>
      <style:text-properties style:font-name="LKLUG" fo:language="en" fo:country="US" officeooo:rsid="001293b4" officeooo:paragraph-rsid="001293b4"/>
    </style:style>
    <style:style style:name="P18" style:family="paragraph" style:parent-style-name="Standard">
      <style:paragraph-properties fo:text-align="justify" style:justify-single-word="false"/>
      <style:text-properties style:font-name="LKLUG" fo:language="en" fo:country="US" officeooo:rsid="001293b4" officeooo:paragraph-rsid="0013700a"/>
    </style:style>
    <style:style style:name="P19" style:family="paragraph" style:parent-style-name="Standard">
      <style:paragraph-properties fo:text-align="justify" style:justify-single-word="false"/>
      <style:text-properties style:font-name="LKLUG" fo:language="en" fo:country="US" officeooo:rsid="001293b4" officeooo:paragraph-rsid="00144ed3"/>
    </style:style>
    <style:style style:name="P20" style:family="paragraph" style:parent-style-name="Standard">
      <style:paragraph-properties fo:text-align="center" style:justify-single-word="false"/>
      <style:text-properties style:font-name="LKLUG" fo:language="en" fo:country="US" fo:font-weight="bold" officeooo:rsid="0013700a" officeooo:paragraph-rsid="0013700a" style:font-weight-asian="bold" style:font-weight-complex="bold"/>
    </style:style>
    <style:style style:name="P21" style:family="paragraph" style:parent-style-name="Standard">
      <style:paragraph-properties fo:text-align="justify" style:justify-single-word="false"/>
      <style:text-properties style:font-name="LKLUG" fo:language="en" fo:country="US" fo:font-weight="bold" officeooo:rsid="0013700a" officeooo:paragraph-rsid="0013700a" style:font-weight-asian="bold" style:font-weight-complex="bold"/>
    </style:style>
    <style:style style:name="P22" style:family="paragraph" style:parent-style-name="Standard">
      <style:paragraph-properties fo:text-align="center" style:justify-single-word="false"/>
      <style:text-properties style:font-name="LKLUG" fo:language="en" fo:country="US" fo:font-weight="bold" officeooo:rsid="00144ed3" officeooo:paragraph-rsid="00144ed3" style:font-weight-asian="bold" style:font-weight-complex="bold"/>
    </style:style>
    <style:style style:name="P23" style:family="paragraph" style:parent-style-name="Standard">
      <style:paragraph-properties fo:text-align="justify" style:justify-single-word="false"/>
      <style:text-properties style:font-name="LKLUG" fo:language="en" fo:country="US" fo:font-weight="normal" officeooo:rsid="0013700a" officeooo:paragraph-rsid="0013700a" style:font-weight-asian="normal" style:font-weight-complex="normal"/>
    </style:style>
    <style:style style:name="P24" style:family="paragraph" style:parent-style-name="Standard">
      <style:paragraph-properties fo:text-align="justify" style:justify-single-word="false"/>
      <style:text-properties style:font-name="LKLUG" fo:language="en" fo:country="US" fo:font-weight="normal" officeooo:rsid="00144ed3" officeooo:paragraph-rsid="00144ed3" style:font-weight-asian="normal" style:font-weight-complex="normal"/>
    </style:style>
    <style:style style:name="P25" style:family="paragraph" style:parent-style-name="Standard">
      <style:paragraph-properties fo:text-align="justify" style:justify-single-word="false"/>
      <style:text-properties style:font-name="LKLUG" fo:language="en" fo:country="US" fo:font-weight="normal" officeooo:rsid="001bf0bd" officeooo:paragraph-rsid="001bf0bd" style:font-weight-asian="normal" style:font-weight-complex="normal"/>
    </style:style>
    <style:style style:name="P26" style:family="paragraph" style:parent-style-name="Standard">
      <style:paragraph-properties fo:text-align="justify" style:justify-single-word="false"/>
      <style:text-properties style:font-name="LKLUG" fo:language="en" fo:country="US" fo:font-weight="normal" officeooo:rsid="001e04e3" officeooo:paragraph-rsid="001e04e3" style:font-weight-asian="normal" style:font-weight-complex="normal"/>
    </style:style>
    <style:style style:name="P27" style:family="paragraph" style:parent-style-name="Standard">
      <style:paragraph-properties fo:text-align="justify" style:justify-single-word="false"/>
      <style:text-properties style:font-name="LKLUG" fo:language="en" fo:country="US" fo:font-weight="normal" officeooo:rsid="00291992" officeooo:paragraph-rsid="00291992" style:font-weight-asian="normal" style:font-weight-complex="normal"/>
    </style:style>
    <style:style style:name="P28" style:family="paragraph" style:parent-style-name="Standard">
      <style:paragraph-properties fo:text-align="justify" style:justify-single-word="false"/>
      <style:text-properties style:font-name="LKLUG" fo:language="en" fo:country="US" fo:font-weight="normal" officeooo:rsid="00291992" officeooo:paragraph-rsid="002fdb42" style:font-weight-asian="normal" style:font-weight-complex="normal"/>
    </style:style>
    <style:style style:name="P29" style:family="paragraph" style:parent-style-name="Standard">
      <style:paragraph-properties fo:text-align="justify" style:justify-single-word="false"/>
      <style:text-properties style:font-name="LKLUG" fo:language="en" fo:country="US" fo:font-weight="normal" officeooo:rsid="002addc7" officeooo:paragraph-rsid="002addc7" style:font-weight-asian="normal" style:font-weight-complex="normal"/>
    </style:style>
    <style:style style:name="P30" style:family="paragraph" style:parent-style-name="Standard">
      <style:paragraph-properties fo:text-align="justify" style:justify-single-word="false"/>
      <style:text-properties style:font-name="LKLUG" fo:language="en" fo:country="US" fo:font-weight="normal" officeooo:rsid="002e9140" officeooo:paragraph-rsid="002e9140" style:font-weight-asian="normal" style:font-weight-complex="normal"/>
    </style:style>
    <style:style style:name="P31" style:family="paragraph" style:parent-style-name="Standard">
      <style:paragraph-properties fo:text-align="justify" style:justify-single-word="false"/>
      <style:text-properties style:font-name="LKLUG" fo:language="en" fo:country="US" fo:font-weight="normal" officeooo:rsid="002f72ea" officeooo:paragraph-rsid="002f72ea" style:font-weight-asian="normal" style:font-weight-complex="normal"/>
    </style:style>
    <style:style style:name="P32"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59442" style:font-weight-asian="normal" style:font-weight-complex="normal"/>
    </style:style>
    <style:style style:name="P33"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712a0" style:font-weight-asian="normal" style:font-weight-complex="normal"/>
    </style:style>
    <style:style style:name="P34"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712a0" officeooo:paragraph-rsid="001712a0" style:font-weight-asian="normal" style:font-weight-complex="normal"/>
    </style:style>
    <style:style style:name="P35"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bf0bd" officeooo:paragraph-rsid="001bf0bd" style:font-weight-asian="normal" style:font-weight-complex="normal"/>
    </style:style>
    <style:style style:name="P36"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cbb37" officeooo:paragraph-rsid="001cbb37" style:font-weight-asian="normal" style:font-weight-complex="normal"/>
    </style:style>
    <style:style style:name="P37"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e7900" officeooo:paragraph-rsid="001e7900" style:font-weight-asian="normal" style:font-weight-complex="normal"/>
    </style:style>
    <style:style style:name="P38"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3d625" officeooo:paragraph-rsid="0023d625" style:font-weight-asian="normal" style:font-weight-complex="normal"/>
    </style:style>
    <style:style style:name="P39"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5cbef" officeooo:paragraph-rsid="0025cbef" style:font-weight-asian="normal" style:font-weight-complex="normal"/>
    </style:style>
    <style:style style:name="P40" style:family="paragraph" style:parent-style-name="Standard">
      <style:paragraph-properties fo:text-align="justify" style:justify-single-word="false"/>
      <style:text-properties style:font-name="LKLUG" fo:language="en" fo:country="US" style:text-underline-style="solid" style:text-underline-width="auto" style:text-underline-color="font-color" officeooo:rsid="001293b4" officeooo:paragraph-rsid="001293b4"/>
    </style:style>
    <style:style style:name="P41" style:family="paragraph" style:parent-style-name="Standard">
      <style:paragraph-properties fo:text-align="justify" style:justify-single-word="false"/>
      <style:text-properties style:font-name="LKLUG" fo:language="en" fo:country="US" officeooo:rsid="00190a8a" officeooo:paragraph-rsid="00190a8a"/>
    </style:style>
    <style:style style:name="P42" style:family="paragraph" style:parent-style-name="Standard">
      <style:paragraph-properties fo:text-align="justify" style:justify-single-word="false"/>
      <style:text-properties style:font-name="LKLUG" fo:language="en" fo:country="US" officeooo:rsid="001a0a01" officeooo:paragraph-rsid="001a0a01"/>
    </style:style>
    <style:style style:name="P43" style:family="paragraph" style:parent-style-name="Standard">
      <style:paragraph-properties fo:text-align="justify" style:justify-single-word="false"/>
      <style:text-properties style:font-name="LKLUG" fo:language="en" fo:country="US" fo:font-style="normal" style:text-underline-style="none" fo:font-weight="normal" officeooo:rsid="002ae5eb" officeooo:paragraph-rsid="002ae5e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KLUG" fo:language="en" fo:country="US" fo:font-style="normal" style:text-underline-style="none" fo:font-weight="normal" officeooo:rsid="0030eee1" officeooo:paragraph-rsid="0030eee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KLUG" fo:language="en" fo:country="US" fo:font-style="normal" style:text-underline-style="none" fo:font-weight="normal" officeooo:rsid="0032ba2e" officeooo:paragraph-rsid="0032ba2e"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KLUG" fo:language="en" fo:country="US" fo:font-style="normal" style:text-underline-style="none" fo:font-weight="normal" officeooo:rsid="00340841" officeooo:paragraph-rsid="00340841"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KLUG" fo:language="en" fo:country="US" fo:font-style="normal" style:text-underline-style="none" fo:font-weight="normal" officeooo:rsid="00343535" officeooo:paragraph-rsid="00343535"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7b5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b83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LKLUG" fo:language="en" fo:country="US" fo:font-style="normal" style:text-underline-style="none" fo:font-weight="normal" officeooo:rsid="0034b834" officeooo:paragraph-rsid="0034b834"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4" style:family="paragraph" style:parent-style-name="Standard">
      <style:paragraph-properties fo:text-align="center"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paragraph-rsid="001e0766"/>
    </style:style>
    <style:style style:name="P56" style:family="paragraph" style:parent-style-name="Standard">
      <style:paragraph-properties fo:text-align="justify" style:justify-single-word="false"/>
      <style:text-properties officeooo:paragraph-rsid="001e7900"/>
    </style:style>
    <style:style style:name="P57" style:family="paragraph" style:parent-style-name="Standard">
      <style:paragraph-properties fo:text-align="justify" style:justify-single-word="false"/>
      <style:text-properties fo:font-weight="normal" officeooo:rsid="001e7900" officeooo:paragraph-rsid="001e7900" style:font-weight-asian="normal" style:font-weight-complex="normal"/>
    </style:style>
    <style:style style:name="P58" style:family="paragraph" style:parent-style-name="Standard">
      <style:paragraph-properties fo:text-align="justify" style:justify-single-word="false"/>
      <style:text-properties officeooo:rsid="001e0766" officeooo:paragraph-rsid="001e0766"/>
    </style:style>
    <style:style style:name="P59" style:family="paragraph" style:parent-style-name="Standard">
      <style:paragraph-properties fo:text-align="justify" style:justify-single-word="false"/>
      <style:text-properties officeooo:rsid="001e7900" officeooo:paragraph-rsid="001e79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3700a"/>
    </style:style>
    <style:style style:name="T3" style:family="text">
      <style:text-properties style:text-underline-style="solid" style:text-underline-width="auto" style:text-underline-color="font-color" officeooo:rsid="002f0f29"/>
    </style:style>
    <style:style style:name="T4" style:family="text">
      <style:text-properties style:text-underline-style="solid" style:text-underline-width="auto" style:text-underline-color="font-color" officeooo:rsid="002fdb42"/>
    </style:style>
    <style:style style:name="T5" style:family="text">
      <style:text-properties style:text-underline-style="solid" style:text-underline-width="auto" style:text-underline-color="font-color" officeooo:rsid="00340841"/>
    </style:style>
    <style:style style:name="T6" style:family="text">
      <style:text-properties style:text-underline-style="solid" style:text-underline-width="auto" style:text-underline-color="font-color" officeooo:rsid="0034b834"/>
    </style:style>
    <style:style style:name="T7" style:family="text">
      <style:text-properties officeooo:rsid="0013700a"/>
    </style:style>
    <style:style style:name="T8" style:family="text">
      <style:text-properties officeooo:rsid="00144ed3"/>
    </style:style>
    <style:style style:name="T9" style:family="text">
      <style:text-properties style:text-underline-style="none"/>
    </style:style>
    <style:style style:name="T10" style:family="text">
      <style:text-properties style:text-underline-style="none" officeooo:rsid="001712a0"/>
    </style:style>
    <style:style style:name="T11" style:family="text">
      <style:text-properties style:text-underline-style="none" officeooo:rsid="002f0f29"/>
    </style:style>
    <style:style style:name="T12" style:family="text">
      <style:text-properties style:font-name="LKLUG" fo:language="en" fo:country="US" style:text-underline-style="none"/>
    </style:style>
    <style:style style:name="T13" style:family="text">
      <style:text-properties style:font-name="LKLUG" fo:language="en" fo:country="US" style:text-underline-style="none" fo:font-weight="normal" style:font-weight-asian="normal" style:font-weight-complex="normal"/>
    </style:style>
    <style:style style:name="T14" style:family="text">
      <style:text-properties style:font-name="LKLUG" fo:language="en" fo:country="US" style:text-underline-style="none" fo:font-weight="normal" officeooo:rsid="001e0766" style:font-weight-asian="normal" style:font-weight-complex="normal"/>
    </style:style>
    <style:style style:name="T15" style:family="text">
      <style:text-properties style:font-name="LKLUG" fo:language="en" fo:country="US" style:text-underline-style="none" fo:font-weight="normal" officeooo:rsid="001e7900" style:font-weight-asian="normal" style:font-weight-complex="normal"/>
    </style:style>
    <style:style style:name="T16" style:family="text">
      <style:text-properties style:font-name="LKLUG" fo:language="en" fo:country="US" style:text-underline-style="none" officeooo:rsid="0020004a"/>
    </style:style>
    <style:style style:name="T17" style:family="text">
      <style:text-properties style:font-name="LKLUG" fo:language="en" fo:country="US" style:text-underline-style="solid" style:text-underline-width="auto" style:text-underline-color="font-color"/>
    </style:style>
    <style:style style:name="T18" style:family="text">
      <style:text-properties style:font-name="LKLUG" fo:language="en" fo:country="US" style:text-underline-style="solid" style:text-underline-width="auto" style:text-underline-color="font-color" fo:font-weight="normal" style:font-weight-asian="normal" style:font-weight-complex="normal"/>
    </style:style>
    <style:style style:name="T19" style:family="text">
      <style:text-properties style:font-name="LKLUG" fo:language="en" fo:country="US" style:text-underline-style="solid" style:text-underline-width="auto" style:text-underline-color="font-color" fo:font-weight="normal" officeooo:rsid="001e0766" style:font-weight-asian="normal" style:font-weight-complex="normal"/>
    </style:style>
    <style:style style:name="T20" style:family="text">
      <style:text-properties style:font-name="LKLUG" fo:language="en" fo:country="US" style:text-underline-style="solid" style:text-underline-width="auto" style:text-underline-color="font-color" fo:font-weight="normal" officeooo:rsid="001e7900" style:font-weight-asian="normal" style:font-weight-complex="normal"/>
    </style:style>
    <style:style style:name="T21" style:family="text">
      <style:text-properties style:font-name="LKLUG" fo:language="en" fo:country="US" style:text-underline-style="solid" style:text-underline-width="auto" style:text-underline-color="font-color" fo:font-weight="normal" officeooo:rsid="00389952" style:font-weight-asian="normal" style:font-weight-complex="normal"/>
    </style:style>
    <style:style style:name="T22" style:family="text">
      <style:text-properties style:font-name="LKLUG" fo:language="en" fo:country="US" fo:font-style="italic" style:text-underline-style="none"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76042"/>
    </style:style>
    <style:style style:name="T29" style:family="text">
      <style:text-properties officeooo:rsid="002f0f29"/>
    </style:style>
    <style:style style:name="T30" style:family="text">
      <style:text-properties officeooo:rsid="002fdb42"/>
    </style:style>
    <style:style style:name="T31" style:family="text">
      <style:text-properties fo:font-weight="bold" style:font-weight-asian="bold" style:font-weight-complex="bold"/>
    </style:style>
    <style:style style:name="T32" style:family="text">
      <style:text-properties officeooo:rsid="0032ba2e"/>
    </style:style>
    <style:style style:name="T33" style:family="text">
      <style:text-properties officeooo:rsid="00340841"/>
    </style:style>
    <style:style style:name="T34" style:family="text">
      <style:text-properties officeooo:rsid="00347b5a"/>
    </style:style>
    <style:style style:name="T35" style:family="text">
      <style:text-properties officeooo:rsid="0034b834"/>
    </style:style>
    <style:style style:name="T36" style:family="text">
      <style:text-properties officeooo:rsid="003a7a35"/>
    </style:style>
    <style:style style:name="T37" style:family="text">
      <style:text-properties officeooo:rsid="003b4e4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cking status and log</text:p>
      <text:p text:style-name="P40"/>
      <text:p text:style-name="P17"><text:span text:style-name="T1">git status</text:span>: shows status of current directory, displaying modified, added, etc. <text:span text:style-name="T7">f</text:span>iles</text:p>
      <text:p text:style-name="P18"><text:span text:style-name="T1">git status -</text:span><text:span text:style-name="T2">s</text:span>: <text:span text:style-name="T7">shorter version of git status. I think this one is friendlier</text:span></text:p>
      <text:p text:style-name="P23"><text:span text:style-name="T1">git log</text:span>: brings the log of commits. The parameters I usually use are --oneline (shorter version with one line per commit), --graph (builds a tree of branches), --decorate (makes the branch tree more colorful), --all (brings info about all branches), -n (delimits the result to the last n commits) <text:span text:style-name="T28">and --stat (shows details of files affected by each commit, including amount of lines altered)</text:span>. <text:span text:style-name="T8">If you wanna see the log in between two specific commits, use git log &lt;id of commit 1&gt; &lt;id of commit 2&gt;. Some other commands I don’t use often are -p (shows differences that would be shown by a diff command), -&lt;name of sub directory&gt; (shows info related only to the specified directory), and –grep=”&lt;string&gt;” (shows a list of commits that have the informed string occurring in their comment)</text:span></text:p>
      <text:p text:style-name="P19"/>
      <text:p text:style-name="P18"/>
      <text:p text:style-name="P18"/>
      <text:p text:style-name="P20">Adding and removing from the staging area</text:p>
      <text:p text:style-name="P21"/>
      <text:p text:style-name="P17"><text:span text:style-name="T1">git add </text:span><text:span text:style-name="T2">&lt;filename&gt;</text:span>: adds files to the staging area to be tracked. If you wanna add all new and modified files at once, use git add . (yes, it’s a dot)</text:p>
      <text:p text:style-name="P17"><text:span text:style-name="T1">git rm –cached </text:span><text:span text:style-name="T2">&lt;filename&gt;</text:span>: remove files from the staging area. <text:span text:style-name="T37">If you need to do a recursive removal, use the -r tag</text:span></text:p>
      <text:p text:style-name="P41"><text:span text:style-name="T1">git reset &lt;filename&gt;</text:span>: removes a file that has been added to the staging area. The changes that had been added are still maintained in the working directory</text:p>
      <text:p text:style-name="P41"><text:span text:style-name="T1">git reset</text:span>: similar to the previously explained reset for single files, but affects all files that were added to the staging area</text:p>
      <text:p text:style-name="P42"><text:span text:style-name="T1">git reset -–hard</text:span>: this works like the regular soft reset, but it will also undo the changes in the working directory. WARNING: this can’t be undone! Beware not to lose work. This also can’t be done for single files</text:p>
      <text:p text:style-name="P17"/>
      <text:p text:style-name="P17"/>
      <text:p text:style-name="P17"/>
      <text:p text:style-name="P20">Working with a remote repository</text:p>
      <text:p text:style-name="P21"/>
      <text:p text:style-name="P23"><text:span text:style-name="T1">git clone &lt;URL&gt;</text:span>: clones a remote repository into your working directory. This can also be used to clone local repositories</text:p>
      <text:p text:style-name="P26"><text:span text:style-name="T1">git remote add origin &lt;URL&gt;</text:span>: creates a link between a local repository and a remote repository</text:p>
      <text:p text:style-name="P26"><text:span text:style-name="T1">git remote -v</text:span>: displays all the URLs of the remote repository to which a local repository is linked</text:p>
      <text:p text:style-name="P26"><text:span text:style-name="T1">git pull origin master</text:span>: this brings the latest version of a remote repository into your local computer and merges it with your last commit</text:p>
      <text:p text:style-name="P26"><text:span text:style-name="T1">git push origin master</text:span>: sends your latest commit to the remote repository</text:p>
      <text:p text:style-name="P26">- <text:span text:style-name="T3">fetch</text:span><text:span text:style-name="T29"> x </text:span><text:span text:style-name="T3">pull</text:span><text:span text:style-name="T11">: when you connect git to a remote repository a new branch called origin/master will be created in your local machine. This branch reflects what’s in the remote repository. Fetch will only update this origin/master branch, and won’t mess the local branch that is paired to origin/master (which, in this case, is master). If you want to apply <text:s/>the changes from a fetched origin/master into the local master branch, you will have to manually do a merge. Pull, in the other hand, will bring origin/master into your machine and automatically merge it with master. In short, always fetch, but pull with caution</text:span></text:p>
      <text:p text:style-name="P31"><text:span text:style-name="T3">g</text:span><text:span text:style-name="T1">it pull --rebase origin master</text:span><text:span text:style-name="T9">: see its explanation in the </text:span><text:span text:style-name="T24">Dealing with branches</text:span><text:span text:style-name="T9"> section</text:span></text:p>
      <text:p text:style-name="P23"/>
      <text:p text:style-name="P23"/>
      <text:p text:style-name="P23"/>
      <text:p text:style-name="P20">Adding and removing from the commit area</text:p>
      <text:p text:style-name="P21"/>
      <text:p text:style-name="P23"><text:span text:style-name="T1">git commit</text:span>: commits what’s in the staging area. Parameters I usually use are -a (will add + commit already tracked files) and -m”&lt;message&gt;” (informs commit message)</text:p>
      <text:p text:style-name="P25"><text:span text:style-name="T1">git reset &lt;commit id&gt;</text:span>: this will make a soft reset to the specified commit. Commits that were executed after the one specified will be vanished. The working directory is not affected, therefore the objects that had been committed in the canceled commits will assume M (modified state)</text:p>
      <text:p text:style-name="P25"><text:span text:style-name="T1">git reset --hard &lt;commit id&gt;</text:span>: WARNING! This is very destructive! It works as the command above, but it also affects the working directory, making its contents return to how they were back in the specified commit</text:p>
      <text:p text:style-name="P30"><text:span text:style-name="T1">git commit --amend --no-edit</text:span>: instead of creating a new commit image, git will add the changes to the last existent commit. This is specified by the --amend clause. The --no-edit clause means the commit message is not to be changed. The commit id of the amended commit is changed, though. WARNING: never use this is a shared project</text:p>
      <text:p text:style-name="P23"/>
      <text:p text:style-name="P23"/>
      <text:p text:style-name="P23"/>
      <text:p text:style-name="P22">Dealing with branches</text:p>
      <text:p text:style-name="P23"/>
      <text:p text:style-name="P24"><text:span text:style-name="T1">git branch</text:span>: displays the available branches, as well the one you’re in</text:p>
      <text:p text:style-name="P24"><text:span text:style-name="T1">git checkout &lt;branch&gt;</text:span>: switches into the informed branch</text:p>
      <text:p text:style-name="P27"><text:span text:style-name="T1">git branch -a:</text:span> shows all branches, including the remote ones</text:p>
      <text:p text:style-name="P27"><text:span text:style-name="T1">git branch -m &lt;branch name&gt; &lt;new branch name&gt;</text:span>: renames a branch</text:p>
      <text:p text:style-name="P27"><text:span text:style-name="T1">git branch -d &lt;branch name&gt;</text:span>: deletes a branch. If the branch is not fully merged, it’s not possible to run this command</text:p>
      <text:p text:style-name="P27"><text:span text:style-name="T1">git branch -D &lt;branch name&gt;</text:span>: unlike the previous command, it will delete even an unmerged branch</text:p>
      <text:p text:style-name="P27"><text:span text:style-name="T1">git checkout -b &lt;new branch&gt; &lt;from branch&gt;</text:span>: creates a new branch from another specified existing branch</text:p>
      <text:p text:style-name="P27"><text:span text:style-name="T1">git branch -r</text:span>: displays list of remote branches only</text:p>
      <text:p text:style-name="P28"><text:span text:style-name="T1">git branch -</text:span><text:span text:style-name="T4">l</text:span>: displays list of <text:span text:style-name="T30">local</text:span> branches only</text:p>
      <text:p text:style-name="P29"><text:span text:style-name="T1">git merge &lt;branch name&gt;:</text:span> merges the mentioned branch into the branch you’re in. This is called as fast forward merge. This can be only done if there are no changes in the branch we’re in. The commit history of the merged branch is copied into the commit history of the target branch</text:p>
      <text:p text:style-name="P29"><text:span text:style-name="T1">git merge &lt;branch name&gt; --no-ff</text:span>: this is the coolest way to do a merge. This one keeps the branch in the history of the target branch, with it being visible when used the --graph option in a git log of the target branch. This is no fast forward merge</text:p>
      <text:p text:style-name="P29"><text:span text:style-name="T1">git merge &lt;branch name&gt; -m “&lt;message&gt;</text:span>”: when doing a 3-way merge (target branch altered along with the branch that will be merged), uses the informed message as commit message of the commit generated by the 3-way merge</text:p>
      <text:p text:style-name="P29"><text:span text:style-name="T1">git mergetool</text:span>: invokes the previously configured merge tool to resolve conflicts in files altered in two different branches you’re now trying to merge</text:p>
      <text:p text:style-name="P12"><text:span text:style-name="T27">git cherry-pick &lt;commit id&gt;</text:span><text:span text:style-name="T26">: cherry picks a commit of another branch and merges it with the last one in the branch where you’re in. This can be used to replicate quick bug fixes throughout branches without worrying about merging branches when features are in the middle of their development. It could also help when a piece of code has to be implemented in two branches: make it in one and cherry pick it into the other. This generates a new commit in the target branch: </text:span></text:p>
      <text:p text:style-name="P14"><text:span text:style-name="T27">git rebase &lt;BASE&gt;</text:span><text:span text:style-name="T26">: re-bases the current branch to what was specified in BASE. Git will execute the necessary series of internal commits in order to keep the contents of the re-based branch in full integrity with the new base. BASE can be a commit id, a branch name, a tag or a relative reference to HEAD</text:span></text:p>
      <text:p text:style-name="P14"><text:span text:style-name="T27">git rebase --continue</text:span><text:span text:style-name="T26">: if a rebase operation results in conflicts, these conflicts can be fixed by a merge tool and then, after they are resolved, the rebase should be resolved by the issuing of this command</text:span></text:p>
      <text:p text:style-name="P16"><text:span text:style-name="T27">git pull --rebase origin master</text:span><text:span text:style-name="T26">: use this if you wanna pull some tiny modification made to the remote repository and avoid a merge. This keeps the commit history cleaner because it will simply rebase the local repository to a newer remote commit</text:span></text:p>
      <text:p text:style-name="P47">git checkout -b &lt;new branch name&gt; &lt;tag name&gt;: creates a new branch that has the commit to which the given tag is related to as its base</text:p>
      <text:p text:style-name="P49"><text:span text:style-name="T1">git stash branch &lt;branch name</text:span><text:span text:style-name="T6">&gt;</text:span><text:span text:style-name="T26">: </text:span><text:span text:style-name="T35">refer to the Stash section</text:span></text:p>
      <text:p text:style-name="P6"/>
      <text:p text:style-name="P24"/>
      <text:p text:style-name="P24"/>
      <text:p text:style-name="P22">Checking differences and older versions</text:p>
      <text:p text:style-name="P32"/>
      <text:p text:style-name="P32">git checkout &lt;commit id&gt;<text:span text:style-name="T9">: this lets you check a past commit. You’ll get into a detached head state, and the head will be pointing at the checked out commit id. Whatever changes you do while in this state will be lost once you get out of it, unless you checkout into a new branch and add and commit stuff in it (see git checkout -b in </text:span><text:span text:style-name="T10">retrieving older versions</text:span><text:span text:style-name="T9">)</text:span></text:p>
      <text:p text:style-name="P37">git diff<text:span text:style-name="T9">: shows differences between staged files and working directory</text:span></text:p>
      <text:p text:style-name="P38">git difftool<text:span text:style-name="T9">: it’s the same as git diff, but the differences are shown in a visual tool previously configured</text:span></text:p>
      <text:p text:style-name="P38">git diff HEAD<text:span text:style-name="T9"> / </text:span>git difftool HEAD<text:span text:style-name="T9">: compares the working directory to the last committed image</text:span></text:p>
      <text:p text:style-name="P38">git diff --staged HEAD<text:span text:style-name="T9"> / </text:span>git difftool --staged HEAD<text:span text:style-name="T9">: compares the staging area to the last commit. --cached is the same as --staged</text:span></text:p>
      <text:p text:style-name="P38">git diff --staged<text:span text:style-name="T9"> / </text:span>git diftool --staged<text:span text:style-name="T9">: this is the same as doing a git diff / difftool --staged HEAD</text:span></text:p>
      <text:p text:style-name="P39">git diff &lt;commit id&gt; HEAD<text:span text:style-name="T9"> / </text:span>git diffto<text:span text:style-name="T36">o</text:span>l &lt;commit id&gt; HEAD<text:span text:style-name="T9">: compares the informed commit to the HEAD</text:span></text:p>
      <text:p text:style-name="P39"><text:span text:style-name="T9">- in git diff / difftool </text:span>HEAD^<text:span text:style-name="T9"> indicates the commit immediately prior to the HEAD. </text:span>HEAD~1<text:span text:style-name="T9"> is the same. You can actually user </text:span>HEAD~&lt;n&gt;<text:span text:style-name="T9">, where n is the amount of jumps you wanna take back from the HEAD</text:span></text:p>
      <text:p text:style-name="P15">- you can also compare two commits by informing both their ids in the git diff / difftool commands</text:p>
      <text:p text:style-name="P39">git diff -- &lt;filename&gt;<text:span text:style-name="T9"> / </text:span>git difftool -- &lt;filename&gt;<text:span text:style-name="T9">: this will show differences only for the specified file, and not the whole directory / commit</text:span></text:p>
      <text:p text:style-name="P39">git diff master origin/master<text:span text:style-name="T9"> / </text:span>git difftool master origin/master<text:span text:style-name="T9">: shows differences between local repository and remote repository</text:span></text:p>
      <text:p text:style-name="P15">- diff and difftool can also compare two branches. You just gotta inform the names of the branches</text:p>
      <text:p text:style-name="P6"/>
      <text:p text:style-name="P6"/>
      <text:p text:style-name="P6"/>
      <text:p text:style-name="P2">Retrieving older versions</text:p>
      <text:p text:style-name="P2"/>
      <text:p text:style-name="P33">git checkout -b &lt;new branch&gt;<text:span text:style-name="T9">: creates a new branch and attributes commits made in a headless state to it</text:span></text:p>
      <text:p text:style-name="P34">git checkout &lt;commit id&gt; &lt;filename&gt;<text:span text:style-name="T9">: this will return the version of the specified file to the one present in the specified commit. NOTE: unlike checkout for commits of a whole project, checkout for a single file alters the state of the file. If you don’t want to keep this previous version, though, you can use the next command</text:span></text:p>
      <text:p text:style-name="P34">git checkout HEAD &lt;filename&gt;<text:span text:style-name="T9">: undoes what is done by the command explained above. You’ll be actually doing the same as above, but for the most recent commit</text:span></text:p>
      <text:p text:style-name="P34">git revert HEAD<text:span text:style-name="T9">: undoes the last commit, returning the files to the immediately previous one. Still a new commit log is created, and the reverted one is kept in the commit log history</text:span></text:p>
      <text:p text:style-name="P7"/>
      <text:p text:style-name="P7"/>
      <text:p text:style-name="P7"/>
      <text:p text:style-name="P3">Dealing with non tracked stuff</text:p>
      <text:p text:style-name="P3"/>
      <text:p text:style-name="P35">git init<text:span text:style-name="T9">: creates a git repository in a directory</text:span></text:p>
      <text:p text:style-name="P35">git clean<text:span text:style-name="T9">: this is a DANGEROUS command. It will delete files not tracked by git which are present in the working directory</text:span></text:p>
      <text:p text:style-name="P35">git clean -n<text:span text:style-name="T9">: shows the files that would be removed by a git clean. It does not remove them</text:span></text:p>
      <text:p text:style-name="P35">git clean -f<text:span text:style-name="T9">: this is the one that should be used if, in git configurations, confirmation of force is required. It won’t delete file specified in .gitignore</text:span></text:p>
      <text:p text:style-name="P35">git clean &lt;sub directory&gt;<text:span text:style-name="T9">: restricts clean execution to contents inside a sub directory</text:span></text:p>
      <text:p text:style-name="P36">git clean -d &lt;sub directory&gt;<text:span text:style-name="T9">: same as above, but would delete untracked empty directories too</text:span></text:p>
      <text:p text:style-name="P36">git clean -xf<text:span text:style-name="T9">: will delete even files specified in the .gitignore file</text:span></text:p>
      <text:p text:style-name="P8"/>
      <text:p text:style-name="P8"/>
      <text:p text:style-name="P8"/>
      <text:p text:style-name="P4">Using SSH</text:p>
      <text:p text:style-name="P4"/>
      <text:p text:style-name="P56"><text:span text:style-name="T14"><text:tab/>There are two types of keys: RSA and DSA. Google them to see their advantages and disadvantages. In order to generate them in Linux, we must use the command </text:span><text:span text:style-name="T19">ssh-keygen -t &lt;rda/d</text:span><text:span text:style-name="T21">s</text:span><text:span text:style-name="T19">a&gt; -b &lt;size&gt; -C”&lt;comment&gt;”</text:span><text:span text:style-name="T14">. <text:s/>To start the SSH agent we use </text:span><text:span text:style-name="T19">eval “$(ssh-agent -s)”</text:span><text:span text:style-name="T14">. To add a key to the SSH agent we use </text:span><text:span text:style-name="T19">ssh-add ~/.ssh/id-rsa</text:span><text:span text:style-name="T14">. To test SSH connection to GitHub: </text:span><text:span text:style-name="T19">ssh -T -p 443 git@ssh.github.com</text:span><text:span text:style-name="T14">. </text:span><text:span text:style-name="T20">ssh-keygen -p</text:span><text:span text:style-name="T15">: changes password of SSH private key. </text:span><text:span text:style-name="T14">Now let’s see some git commands!</text:span></text:p>
      <text:p text:style-name="P9"/>
      <text:p text:style-name="P58"><text:span text:style-name="T18">git remote -v</text:span><text:span text:style-name="T13">: this has already been listed in the </text:span><text:span text:style-name="T22">Working with a remote repository</text:span><text:span text:style-name="T13"> section, but I list it here again because it’s a good way to check if the SSH connection worked</text:span></text:p>
      <text:p text:style-name="P55"><text:span text:style-name="T19">git remote set-url origin git@github.com:&lt;user&gt;/&lt;repo name&gt;</text:span><text:span text:style-name="T14">: this changes the connection for the working directory with GitHub to SSH</text:span></text:p>
      <text:p text:style-name="P59"><text:span text:style-name="T19">g</text:span><text:span text:style-name="T18">it remote set-url &lt;GitHub repository URL&gt;</text:span><text:span text:style-name="T13">: returns transfer protocol of the working directory to https</text:span></text:p>
      <text:p text:style-name="P10"/>
      <text:p text:style-name="P10"/>
      <text:p text:style-name="P10"/>
      <text:p text:style-name="P5">Git configuration</text:p>
      <text:p text:style-name="P5"/>
      <text:p text:style-name="P57"><text:span text:style-name="T17">git config --global --edit</text:span><text:span text:style-name="T12">: edit git configuration file</text:span></text:p>
      <text:p text:style-name="P57"><text:span text:style-name="T17">git config --global --list:</text:span><text:span text:style-name="T12"> list git configuration file</text:span></text:p>
      <text:p text:style-name="P57"><text:span text:style-name="T17">git config --global core.editor “&lt;xpto&gt;”</text:span><text:span text:style-name="T12">: changes default get editor to xpto</text:span></text:p>
      <text:p text:style-name="P57"><text:span text:style-name="T17">git config --global diff.tool&lt;xpto&gt;</text:span><text:span text:style-name="T12">: configures xpto as the default difftool</text:span></text:p>
      <text:p text:style-name="P57"><text:span text:style-name="T17">git config --global difftool.&lt;xpto&gt;.path &lt;xpto path&gt;</text:span><text:span text:style-name="T12">: sets the path of the xpto difftool</text:span></text:p>
      <text:p text:style-name="P57"><text:span text:style-name="T17">git config --global difftool.prompt false</text:span><text:span text:style-name="T12">: avoids the need to confirm if you want to execute the difftool every time you try to lau</text:span><text:span text:style-name="T16">n</text:span><text:span text:style-name="T12">ch it</text:span></text:p>
      <text:p text:style-name="P11">- configuring <text:span text:style-name="T1">merge tool</text:span>: the commands are exactly the same as the ones used to configure the difftool. We just gotta change <text:span text:style-name="T23">diff </text:span><text:span text:style-name="T26">to </text:span><text:span text:style-name="T23">merge</text:span></text:p>
      <text:p text:style-name="P13"><text:span text:style-name="T1">git config --global mergetool.keepBackup false</text:span>: prevents the creation of a temporary backup file created during a merge conflict resolution. If you want these files to be created but not to be tracked by git, do not use this command. Instead add <text:span text:style-name="T23">*.orig</text:span><text:span text:style-name="T26"> to .gitignore</text:span></text:p>
      <text:p text:style-name="P46"><text:span text:style-name="T1">git config --global push.followTag true</text:span><text:span text:style-name="T26">: makes git automatically push annotated tags to the remote repository when a push command is executed</text:span></text:p>
      <text:p text:style-name="P43"/>
      <text:p text:style-name="P43"/>
      <text:p text:style-name="P43"/>
      <text:p text:style-name="P51">Reflog and making consultations via time stamps</text:p>
      <text:p text:style-name="P44"/>
      <text:p text:style-name="P44"><text:span text:style-name="T1">git reflog</text:span>: returns the reflog, which is a sort of internal git log. In it there’s an entry for every branch tip update</text:p>
      <text:p text:style-name="P44"><text:span text:style-name="T1">git show HEAD@{&lt;n&gt;}</text:span>: show details of an entry in the reflog. X is the number of the even in the reflog</text:p>
      <text:p text:style-name="P44"><text:span text:style-name="T1">git show master @{5.days.ago}</text:span>: oh my! This rocks! It’s kinda self explanatory. It will show how the master branch was five days ago. There’s the possibility to specify minutes, hours, days, yesterday, weeks, months, years and time stamps such as <text:span text:style-name="T23">2011-05-17.09:30:00</text:span>. This works for other commands too, such as diff or log</text:p>
      <text:p text:style-name="P44"><text:span text:style-name="T1">git log -g</text:span>: shows reflog info in git log format</text:p>
      <text:p text:style-name="P44">- important reflog info: this is a local log only, therefore it won’t show stuff other people did remotely, now will it show anything from before the moment you clone a repository. The @{&lt;<text:span text:style-name="T23">n</text:span>&gt;} only works for periods of time covered by the reflog. It also seems git will clean up the oldest entries in the reflog sometimes. I’m not sure of it</text:p>
      <text:p text:style-name="P44"><text:span text:style-name="T1">- git checkout HEAD @{&lt;</text:span><text:span text:style-name="T25">n</text:span><text:span text:style-name="T1">&gt;}</text:span>: with this you get into a detached HEAD state from where you can recover to that HEAD’s image if necessary. You’ll have to create a new branch to retain that image before restoring it by merging this new branch with master. <text:span text:style-name="T31">You can even recover from hard resets with this</text:span></text:p>
      <text:p text:style-name="P52"/>
      <text:p text:style-name="P52"/>
      <text:p text:style-name="P52"/>
      <text:p text:style-name="P51">Tags</text:p>
      <text:p text:style-name="P51"/>
      <text:p text:style-name="P44"><text:span text:style-name="T1">git tag &lt;tag name&gt;</text:span>: creates a lightweight tag in the current commit</text:p>
      <text:p text:style-name="P44"><text:span text:style-name="T1">git tag</text:span> or <text:span text:style-name="T1">git tag --list</text:span>: brings a list of created tags</text:p>
      <text:p text:style-name="P44"><text:span text:style-name="T1">git show &lt;tag name&gt;</text:span>: displays info about a tag</text:p>
      <text:p text:style-name="P44"><text:span text:style-name="T1">git tag -a &lt;tag name&gt;</text:span>: creates an annotated tag. It’s similar to a lightweight tag, but it has more info, such as <text:span text:style-name="T32">author, time, date, tag message… Annotated tags are real objects which can be pushed an pulled, whilst lightweight tags are only a sort of pointer</text:span></text:p>
      <text:p text:style-name="P45"><text:span text:style-name="T1">git cat-file -f &lt;tag name&gt;</text:span>: you can use this to check if a tag is lightweight or annotated. For the former the return of the command will be <text:span text:style-name="T23">tag</text:span>, whilst for the latter it will be <text:span text:style-name="T23">commit</text:span></text:p>
      <text:p text:style-name="P45"><text:span text:style-name="T1">git tag -l “&lt;mask&gt;”</text:span>: looks for tags whose name fit the given mask and lists them</text:p>
      <text:p text:style-name="P45"><text:span text:style-name="T1">git tag &lt;tag name&gt; -f &lt;commit id&gt;</text:span>: attributes an existing tag to another commit</text:p>
      <text:p text:style-name="P45"><text:span text:style-name="T1">git tag &lt;tag name&gt; --delete</text:span>: deletes the specified tag</text:p>
      <text:p text:style-name="P45"><text:span text:style-name="T1">g</text:span><text:span text:style-name="T5">it push origin:&lt;remote tag name&gt;</text:span><text:span text:style-name="T33">: deletes a remote tag</text:span></text:p>
      <text:p text:style-name="P46"><text:span text:style-name="T1">git push origin --tags</text:span>: pushes all the local tags to the remote repository</text:p>
      <text:p text:style-name="P46"><text:span text:style-name="T1">git push origin --follow-tags</text:span>: pushes only annotated tags to the remote repository</text:p>
      <text:p text:style-name="P46"/>
      <text:p text:style-name="P46"/>
      <text:p text:style-name="P46"/>
      <text:p text:style-name="P54">Stash</text:p>
      <text:p text:style-name="P47"/>
      <text:p text:style-name="P47"><text:span text:style-name="T1">git stash</text:span>: imagine you are working and suddenly an urgent fix is necessary. You don’t want to commit your unfinished work but you also don’t want to lose it. You can save it in a stash with this command. IMPORTANT: when you save the working image to a stash, the state of the current directory is returned to how it was before you started changing it</text:p>
      <text:p text:style-name="P47"><text:span text:style-name="T1">git stash save “&lt;msg&gt;”</text:span>: save a stash with a description</text:p>
      <text:p text:style-name="P47"><text:span text:style-name="T1">git stash -u</text:span>: saves a stash including also new untracked files</text:p>
      <text:p text:style-name="P47"><text:span text:style-name="T1">git stash list</text:span>: lists the existing stashes</text:p>
      <text:p text:style-name="P47"><text:span text:style-name="T1">git stash apply &lt;opt&gt;</text:span>: without the optional parameter it will apply the changes present in the stash to the working directory. If you specify a value to &lt;opt&gt;, which must be a stash <text:span text:style-name="T34">id</text:span> (shown with the git stash list command), it will apply the modifications saved in the specified stash</text:p>
      <text:p text:style-name="P47"><text:span text:style-name="T1">git stash drop &lt;opt&gt;</text:span>: deletes the top stash of the one specified in the &lt;opt&gt; parameter</text:p>
      <text:p text:style-name="P47"><text:span text:style-name="T1">git stash pop &lt;opt&gt;</text:span>: applies and drops a stash</text:p>
      <text:p text:style-name="P47"><text:span text:style-name="T1">git stash clear</text:span>: drops all stashes at once</text:p>
      <text:p text:style-name="P47"><text:span text:style-name="T1">git stash show &lt;stash id&gt;</text:span>: <text:span text:style-name="T34">shows files included in the given stash</text:span></text:p>
      <text:p text:style-name="P48"><text:span text:style-name="T1">git stash branch &lt;branch name</text:span><text:span text:style-name="T6">&gt;</text:span>: creates the specified branch, checkout to it, applies the changes encapsulated in the stash in the branch and drops the stash</text:p>
      <text:p text:style-name="P50"><text:span text:style-name="T1">git stash apply --index</text:span>: when --index is not informed, the application of a stash will return things that were staged as if they were only modified in the working directory. --index will prevent this, and what was staged will be recovered as staged. This also works for the <text:span text:style-name="T1">pop</text:span> command</text:p>
      <text:p text:style-name="P50"><text:span text:style-name="T1">git stash --keep --index</text:span>: stashes away only changes in the working directory, leaving the staging area untouched</text:p>
      <text:p text:style-name="P46"/>
      <text:p text:style-name="P46"/>
      <text:p text:style-name="P46"/>
      <text:p text:style-name="P54">GitHub pull requests</text:p>
      <text:p text:style-name="P53"/>
      <text:p text:style-name="P47">Do you want to collaborate with someone else’s repository in GitHub? If you’ve not been added as collaborator of the repository, you can do the following:</text:p>
      <text:p text:style-name="P47">1. fork the GitHub repository into your GitHub</text:p>
      <text:p text:style-name="P47">2. clone the forked repository into your local computer</text:p>
      <text:p text:style-name="P47">3. change stuff, commit and push the changes to your remote repository</text:p>
      <text:p text:style-name="P47">4. request a <text:span text:style-name="T1">pull request</text:span> i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8:56:11.020205267</meta:creation-date>
    <dc:date>2020-02-09T15:10:58.906589749</dc:date>
    <meta:editing-duration>PT1H58M12S</meta:editing-duration>
    <meta:editing-cycles>32</meta:editing-cycles>
    <meta:generator>LibreOffice/6.0.7.3$Linux_X86_64 LibreOffice_project/00m0$Build-3</meta:generator>
    <meta:document-statistic meta:table-count="0" meta:image-count="0" meta:object-count="0" meta:page-count="1" meta:paragraph-count="122" meta:word-count="2921" meta:character-count="16486" meta:non-whitespace-character-count="13725"/>
  </office:meta>
</office:document-meta>
</file>